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#70AD47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wrap-option="wrap" fo:background-color="#C5E0B3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486111111111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76930555555556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6.12069444444445cm"/>
    </style:style>
    <style:style style:name="co13" style:family="table-column">
      <style:table-column-properties fo:break-before="auto" style:column-width="5.80319444444445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ro4" style:family="table-row">
      <style:table-row-properties style:row-height="87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10" table:default-cell-style-name="ce3"/>
        <table:table-column table:style-name="co15" table:number-columns-repeated="998" table:default-cell-style-name="ce3"/>
        <table:table-column table:style-name="co16" table:number-columns-repeated="15360" table:default-cell-style-name="ce3"/>
        <table:table-row table:style-name="ro1">
          <table:table-cell office:value-type="string" table:style-name="ce2">
            <text:p>Distro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Inherits</text:p>
          </table:table-cell>
          <table:table-cell office:value-type="string" table:style-name="ce2">
            <text:p>XDG_CURRENT_DESKTOP</text:p>
          </table:table-cell>
          <table:table-cell office:value-type="string" table:style-name="ce2">
            <text:p>GDMSESSION</text:p>
          </table:table-cell>
          <table:table-cell office:value-type="string" table:style-name="ce2">
            <text:p>Java</text:p>
            <text:p>os.name</text:p>
            <text:p>os.version</text:p>
          </table:table-cell>
          <table:table-cell office:value-type="string" table:style-name="ce2">
            <text:p>/etc/os-release</text:p>
          </table:table-cell>
          <table:table-cell office:value-type="string" table:style-name="ce2">
            <text:p>lsb_release -i -r</text:p>
          </table:table-cell>
          <table:table-cell office:value-type="string" table:style-name="ce2">
            <text:p>/etc/fedora-release</text:p>
          </table:table-cell>
          <table:table-cell office:value-type="string" table:style-name="ce2">
            <text:p>uname -onr</text:p>
          </table:table-cell>
          <table:table-cell office:value-type="string" table:style-name="ce2">
            <text:p>dbus-send</text:p>
          </table:table-cell>
          <table:table-cell office:value-type="string" table:style-name="ce2">
            <text:p>xdg-screensaver lock</text:p>
          </table:table-cell>
          <table:table-cell office:value-type="string" table:style-name="ce2">
            <text:p>Robot</text:p>
          </table:table-cell>
          <table:table-cell office:value-type="string" table:style-name="ce2">
            <text:p>gnome-session-quit --no-prompt</text:p>
          </table:table-cell>
          <table:table-cell office:value-type="string" table:style-name="ce2">
            <text:p>Other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Chakra</text:p>
          </table:table-cell>
          <table:table-cell office:value-type="string" table:style-name="ce5">
            <text:p>2017.10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3.11-1-CHAKRA</text:p>
          </table:table-cell>
          <table:table-cell office:value-type="string" table:style-name="ce5">
            <text:p>Chakra</text:p>
            <text:p>&lt;empty&gt;</text:p>
          </table:table-cell>
          <table:table-cell office:value-type="string" table:style-name="ce5">
            <text:p>Chakra</text:p>
            <text:p>2017.0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.localdomain</text:p>
            <text:p>4.12.4-1-CHAKR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Debian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9.0-6-amd64</text:p>
          </table:table-cell>
          <table:table-cell office:value-type="string" table:style-name="ce6">
            <text:p>Debian GNU/Linux</text:p>
            <text:p>10</text:p>
          </table:table-cell>
          <table:table-cell office:value-type="string" table:style-name="ce5">
            <text:p>Debian</text:p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debian</text:p>
            <text:p>4.19.0-6-amd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Elementary</text:p>
          </table:table-cell>
          <table:table-cell office:value-type="string" table:style-name="ce5">
            <text:p>5.1</text:p>
          </table:table-cell>
          <table:table-cell table:style-name="ce5"/>
          <table:table-cell office:value-type="string" table:style-name="ce5">
            <text:p>Ubuntu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elementary OS</text:p>
            <text:p>5.1</text:p>
          </table:table-cell>
          <table:table-cell office:value-type="string" table:style-name="ce5">
            <text:p>elementary</text:p>
            <text:p>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warnings + Failed to load module "canberra-gtk-module"), but locked once after a while</text:p>
          </table:table-cell>
          <table:table-cell office:value-type="string" table:style-name="ce5">
            <text:p>NO (still prompts for log out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4.8.6-300.fc25.x86_64</text:p>
          </table:table-cell>
          <table:table-cell office:value-type="string" table:style-name="ce5">
            <text:p>Fedora</text:p>
            <text:p>2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25 (Twenty Five)</text:p>
          </table:table-cell>
          <table:table-cell office:value-type="string" table:style-name="ce5">
            <text:p>GNU/Linux</text:p>
            <text:p>localhost.localdomain</text:p>
            <text:p>4.8.6-300.fc25.x86_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5.3.7-301.fc31.x86_634</text:p>
          </table:table-cell>
          <table:table-cell office:value-type="string" table:style-name="ce6">
            <text:p>Fedora</text:p>
            <text:p>3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31 (Thirty One)</text:p>
          </table:table-cell>
          <table:table-cell office:value-type="string" table:style-name="ce5">
            <text:p>GNU/Linux</text:p>
            <text:p>localhost.localdomain</text:p>
            <text:p>5.3.7-301.fc31.x86_63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2.1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2.1-RELEASE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(if installed) xlock, xscreensaver-command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1.2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1.2-RELEAS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8.04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Lubuntu</text:p>
          </table:table-cell>
          <table:table-cell office:value-type="string" table:style-name="ce5">
            <text:p>Linux</text:p>
            <text:p>5.0.0-23-generic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3.0-18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pc name&gt;</text:p>
            <text:p>5.3.0-18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ageia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Mandriva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1.14-desktop-1.mga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</text:p>
            <text:p>5.1.14-desktop-1.mga7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anjaro-i3</text:p>
          </table:table-cell>
          <table:table-cell office:value-type="string" table:style-name="ce5">
            <text:p>18.14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Linux</text:p>
            <text:p>5.4.2-1-MANJARO</text:p>
          </table:table-cell>
          <table:table-cell office:value-type="string" table:style-name="ce5">
            <text:p>Manjaro Linux</text:p>
            <text:p>&lt;empty&gt;</text:p>
          </table:table-cell>
          <table:table-cell office:value-type="string" table:style-name="ce5">
            <text:p>ManjaroLinux</text:p>
            <text:p>18.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mandjaro-i3</text:p>
            <text:p>5.4.2-1-MANDJARO</text:p>
          </table:table-cell>
          <table:table-cell table:style-name="ce5"/>
          <table:table-cell office:value-type="string" table:style-name="ce8">
            <text:p>YES but slo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OpenMLandriva Lx</text:p>
          </table:table-cell>
          <table:table-cell office:value-type="string" table:style-name="ce5">
            <text:p>4.0 (Nitrogen)</text:p>
          </table:table-cell>
          <table:table-cell table:style-name="ce5"/>
          <table:table-cell office:value-type="string" table:style-name="ce5">
            <text:p>Mandriva Linux</text:p>
          </table:table-cell>
          <table:table-cell table:number-columns-repeated="2" table:style-name="ce5"/>
          <table:table-cell office:value-type="string" table:style-name="ce5">
            <text:p>Linux</text:p>
            <text:p>5.1.9-desktop-1omv4000</text:p>
          </table:table-cell>
          <table:table-cell office:value-type="string" table:style-name="ce5">
            <text:p>OpenMandriva Lx</text:p>
            <text:p>4.0</text:p>
          </table:table-cell>
          <table:table-cell office:value-type="string" table:style-name="ce5">
            <text:p>OpenMandrivaLinux</text:p>
            <text:p>4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1.9-desktop-1omv4000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2">
          <table:table-cell office:value-type="string" table:style-name="ce4">
            <text:p>OpenSuse</text:p>
          </table:table-cell>
          <table:table-cell office:value-type="string" table:style-name="ce5">
            <text:p>LEAP 15.1</text:p>
          </table:table-cell>
          <table:table-cell table:number-columns-repeated="2" table:style-name="ce5"/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2.14-lp151.28.32-default</text:p>
          </table:table-cell>
          <table:table-cell office:value-type="string" table:style-name="ce6">
            <text:p>openSUSE Leap</text:p>
            <text:p>15.1</text:p>
          </table:table-cell>
          <table:table-cell office:value-type="string" table:style-name="ce5">
            <text:p>openSUSE</text:p>
            <text:p>1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inux-psei</text:p>
            <text:p>4.12.14-lp151.28.32-default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8.5</text:p>
          </table:table-cell>
          <table:table-cell office:value-type="string" table:style-name="ce5">
            <text:p>Mountain Lion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8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2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Yosemit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4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High Sierra</text:p>
          </table:table-cell>
          <table:table-cell office:value-type="string" table:style-name="ce9">
            <text:p>BSD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&lt;illegal options -o&gt;</text:p>
            <text:p>&lt;machine name&gt;.local</text:p>
            <text:p>17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4.6</text:p>
          </table:table-cell>
          <table:table-cell office:value-type="string" table:style-name="ce5">
            <text:p>Mojav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14.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8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5.2</text:p>
          </table:table-cell>
          <table:table-cell office:value-type="string" table:style-name="ce5">
            <text:p>Catalina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XS</text:p>
            <text:p>10.15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9.2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2">
          <table:table-cell office:value-type="string" table:style-name="ce4">
            <text:p>Solaris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DE</text:p>
          </table:table-cell>
          <table:table-cell office:value-type="string" table:style-name="ce5">
            <text:p>SVR4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SunOS</text:p>
            <text:p>5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unknown</text:p>
            <text:p>5.10</text:p>
            <text:p>-s gives SunOS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Gnome</text:p>
          </table:table-cell>
          <table:table-cell office:value-type="string" table:style-name="ce3">
            <text:p>SVR4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Hangs the whole WM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, although the screen remains black for a while and gnome has a hard time getting back to work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xterm</text:p>
          </table:table-cell>
          <table:table-cell office:value-type="string" table:style-name="ce3">
            <text:p>SVR4</text:p>
          </table:table-cell>
          <table:table-cell table:style-name="ce5"/>
          <table:table-cell office:value-type="string" table:style-name="ce5">
            <text:p>xterm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4.10</text:p>
          </table:table-cell>
          <table:table-cell table:number-columns-repeated="2"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3.16.0-23-generic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3.16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6.04</text:p>
          </table:table-cell>
          <table:table-cell office:value-type="string" table:style-name="ce5">
            <text:p>Unity</text:p>
          </table:table-cell>
          <table:table-cell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45-generic</text:p>
          </table:table-cell>
          <table:table-cell office:value-type="string" table:style-name="ce6">
            <text:p>Ubuntu</text:p>
            <text:p>16.04</text:p>
          </table:table-cell>
          <table:table-cell office:value-type="string" table:style-name="ce5">
            <text:p>Ubuntu</text:p>
            <text:p>16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45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7.04</text:p>
          </table:table-cell>
          <table:table-cell table:number-columns-repeated="2" table:style-name="ce5"/>
          <table:table-cell office:value-type="string" table:style-name="ce5">
            <text:p>Unity:Unity7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0.0-19-generic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0.0-19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8.04</text:p>
          </table:table-cell>
          <table:table-cell table:number-columns-repeated="2" table:style-name="ce5"/>
          <table:table-cell office:value-type="string" table:style-name="ce5">
            <text:p>ubuntu:GNOM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72-generic</text:p>
          </table:table-cell>
          <table:table-cell office:value-type="string" table:style-name="ce6">
            <text:p>Ubuntu</text:p>
            <text:p>18.04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72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Budgi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budgie:GNOME</text:p>
          </table:table-cell>
          <table:table-cell office:value-type="string" table:style-name="ce5">
            <text:p>budgie-desktop</text:p>
          </table:table-cell>
          <table:table-cell office:value-type="string" table:style-name="ce5">
            <text:p>Linux</text:p>
            <text:p>5.3.0-24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3.0-2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float" office:value="10" table:style-name="ce5">
            <text:p>10</text:p>
          </table:table-cell>
          <table:table-cell office:value-type="float" office:value="1903" table:style-name="ce5">
            <text:p>1903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Windows 10</text:p>
            <text:p>10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string" table:style-name="ce5">
            <text:p>7 SP1</text:p>
          </table:table-cell>
          <table:table-cell office:value-type="float" office:value="7601" table:style-name="ce5">
            <text:p>7601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Windows 7</text:p>
            <text:p>6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Cor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zorin:GNOME</text:p>
          </table:table-cell>
          <table:table-cell office:value-type="string" table:style-name="ce5">
            <text:p>zori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Lite (xfce)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zorin-os-lite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table:number-columns-repeated="11" table:style-name="ce5"/>
          <table:table-cell table:number-columns-repeated="16358" table:style-name="ce1"/>
        </table:table-row>
        <table:table-row table:number-rows-repeated="972" table:style-name="ro6">
          <table:table-cell table:number-columns-repeated="26" table:style-name="ce5"/>
          <table:table-cell table:number-columns-repeated="16358" table:style-name="ce1"/>
        </table:table-row>
        <table:table-row table:number-rows-repeated="1047570" table:style-name="ro7">
          <table:table-cell table:number-columns-repeated="16384"/>
        </table:table-row>
        <table:named-expressions>
          <table:named-range table:name="_xlnm._FilterDatabase" table:cell-range-address="Sheet1.$A$1:Sheet1.$P$1" table:base-cell-address="Sheet1.$A$1"/>
        </table:named-expressions>
      </table:table>
      <table:database-ranges>
        <table:database-range table:target-range-address="Sheet1.A7:Sheet1.Z34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Fabien Marsaud</meta:initial-creator>
    <dc:creator>Fabien Marsaud</dc:creator>
    <meta:creation-date>2019-12-16T17:37:29Z</meta:creation-date>
    <dc:date>2020-01-12T01:03:58Z</dc:date>
  </office:meta>
</office:document-meta>
</file>